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90%"/>
    </style:style>
    <style:style style:name="P2" style:family="paragraph" style:parent-style-name="Standard">
      <style:paragraph-properties fo:line-height="90%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fo:font-size="30pt" fo:font-weight="bold" style:font-size-asian="30pt" style:font-weight-asian="bold" style:font-size-complex="30pt"/>
    </style:style>
    <style:style style:name="P4" style:family="paragraph" style:parent-style-name="Standard" style:list-style-name="WW8Num1">
      <style:paragraph-properties fo:margin-left="0.25in" fo:margin-right="0in" fo:line-height="90%" fo:text-indent="-0.25in" style:auto-text-indent="false">
        <style:tab-stops>
          <style:tab-stop style:position="0.25in"/>
          <style:tab-stop style:position="6.3752in" style:type="right"/>
        </style:tab-stops>
      </style:paragraph-properties>
    </style:style>
    <style:style style:name="P5" style:family="paragraph" style:parent-style-name="Standard" style:list-style-name="WW8Num1">
      <style:paragraph-properties fo:margin-left="0.25in" fo:margin-right="0in" fo:line-height="90%" fo:text-indent="-0.25in" style:auto-text-indent="false">
        <style:tab-stops>
          <style:tab-stop style:position="0.25in"/>
          <style:tab-stop style:position="6.3752in" style:type="right"/>
        </style:tab-stops>
      </style:paragraph-properties>
    </style:style>
    <style:style style:name="P6" style:family="paragraph" style:parent-style-name="Standard" style:list-style-name="WW8Num1">
      <style:paragraph-properties fo:margin-left="0.25in" fo:margin-right="0in" fo:line-height="90%" fo:text-indent="-0.25in" style:auto-text-indent="false">
        <style:tab-stops>
          <style:tab-stop style:position="0.25in"/>
          <style:tab-stop style:position="6.3752in" style:type="right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 style:list-style-name="WW8Num1">
      <style:paragraph-properties fo:margin-left="0.25in" fo:margin-right="0in" fo:line-height="90%" fo:text-indent="-0.25in" style:auto-text-indent="false">
        <style:tab-stops>
          <style:tab-stop style:position="0.25in"/>
          <style:tab-stop style:position="6.3752in" style:type="right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 style:list-style-name="WW8Num2">
      <style:paragraph-properties fo:margin-left="0.5in" fo:margin-right="0in" fo:line-height="90%" fo:text-indent="-0.25in" style:auto-text-indent="false">
        <style:tab-stops>
          <style:tab-stop style:position="0.5in"/>
        </style:tab-stops>
      </style:paragraph-properties>
    </style:style>
    <style:style style:name="P9" style:family="paragraph" style:parent-style-name="Standard" style:list-style-name="WW8Num2">
      <style:paragraph-properties fo:margin-left="0.5in" fo:margin-right="0in" fo:line-height="90%" fo:text-indent="-0.25in" style:auto-text-indent="false">
        <style:tab-stops>
          <style:tab-stop style:position="0.5in"/>
        </style:tab-stops>
      </style:paragraph-properties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.0173in" fo:text-align="end" style:justify-single-word="false" fo:text-indent="0in" style:auto-text-indent="false"/>
    </style:style>
    <style:style style:name="P11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size="12pt" fo:language="none" fo:country="none" fo:font-weight="bold" style:font-size-asian="12pt" style:language-asian="none" style:country-asian="none" style:font-weight-asian="bold"/>
    </style:style>
    <style:style style:name="P12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weight="bold" style:font-weight-asian="bold"/>
    </style:style>
    <style:style style:name="P13" style:family="paragraph" style:parent-style-name="Standard" style:master-page-name="Standard">
      <style:paragraph-properties fo:line-height="90%" style:page-number="auto"/>
      <style:text-properties style:text-underline-style="solid" style:text-underline-width="auto" style:text-underline-color="font-color" fo:font-weight="bold" style:language-asian="zh" style:country-asian="CN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language-asian="zh" style:country-asian="CN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language-asian="zh" style:country-asian="CN" style:font-weight-asian="bold"/>
    </style:style>
    <style:style style:name="T7" style:family="text">
      <style:text-properties fo:font-weight="bold" style:language-asian="zh" style:country-asian="CN" style:font-weight-asian="bold" style:font-weight-complex="bold"/>
    </style:style>
    <style:style style:name="T8" style:family="text">
      <style:text-properties style:language-asian="zh" style:country-asian="CN"/>
    </style:style>
    <style:style style:name="T9" style:family="text">
      <style:text-properties style:language-asian="zh" style:country-asian="CN"/>
    </style:style>
    <style:style style:name="T10" style:family="text">
      <style:text-properties fo:font-style="italic" style:language-asian="zh" style:country-asian="CN" style:font-style-asian="italic"/>
    </style:style>
    <style:style style:name="T11" style:family="text">
      <style:text-properties fo:font-style="italic" style:language-asian="zh" style:country-asian="CN" style:font-style-asian="italic" style:font-style-complex="italic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normal" style:language-asian="zh" style:country-asian="CN" style:font-style-asian="italic" style:font-weight-asian="normal" style:font-style-complex="italic" style:font-weight-complex="normal"/>
    </style:style>
    <style:style style:name="T14" style:family="text">
      <style:text-properties style:text-underline-style="none" fo:font-weight="bold" style:language-asian="zh" style:country-asian="CN" style:font-weight-asian="bold"/>
    </style:style>
    <style:style style:name="T15" style:family="text">
      <style:text-properties style:text-underline-style="none" fo:font-weight="normal" style:language-asian="zh" style:country-asian="CN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language-asian="zh" style:country-asian="CN" style:font-style-asian="normal" style:font-weight-asian="bold" style:font-style-complex="normal" style:font-weight-complex="bold"/>
    </style:style>
    <style:style style:name="T19" style:family="text">
      <style:text-properties fo:font-size="10.5pt" fo:font-weight="bold" style:font-size-asian="10.5pt" style:font-weight-asian="bold" style:font-size-complex="10.5pt"/>
    </style:style>
    <style:style style:name="T20" style:family="text">
      <style:text-properties fo:font-size="10.5pt" fo:font-weight="bold" style:font-size-asian="10.5pt" style:language-asian="zh" style:country-asian="CN" style:font-weight-asian="bold" style:font-size-complex="10.5pt"/>
    </style:style>
    <style:style style:name="T21" style:family="text">
      <style:text-properties fo:font-size="10pt" style:font-size-asian="10pt" style:language-asian="zh" style:country-asian="CN" style:font-size-complex="10pt"/>
    </style:style>
    <style:style style:name="T22" style:family="text">
      <style:text-properties fo:font-size="10pt" style:text-underline-style="none" fo:font-weight="bold" style:font-size-asian="10pt" style:language-asian="zh" style:country-asian="CN" style:font-weight-asian="bold"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chnical Skills and Competencies:</text:p>
      <text:list xml:id="list4743923891962884147" text:style-name="WW8Num1">
        <text:list-item>
          <text:p text:style-name="P6"><text:span text:style-name="T6">Development Skills</text:span><text:span text:style-name="T3">: JAVA</text:span><text:span text:style-name="T6">, Python, SQL, Oracle Database, Oracle ADF, Oracle APEX, Linux, Shell Script</text:span></text:p>
        </text:list-item>
        <text:list-item>
          <text:p text:style-name="P4"><text:span text:style-name="T22">Project Management: Individually conducted the development of two internal projects, learned and practiced agile development pattern. Gained the experience to convert and implement actual demands to business logics </text:span></text:p>
        </text:list-item>
      </text:list>
      <text:p text:style-name="P1"><text:span text:style-name="T2">Professional Experience:</text:span></text:p>
      <text:list xml:id="list1656896188" text:continue-numbering="true" text:style-name="WW8Num1">
        <text:list-item>
          <text:p text:style-name="P6"><text:span text:style-name="T6">Software Engineer, Fusion Functional Setup Group, Oracle <text:s text:c="18"/></text:span><text:span text:style-name="T10">Redwood Shores, CA, US, August 2012 to Present</text:span></text:p>
        </text:list-item>
      </text:list>
      <text:list xml:id="list6674806233143881430" text:style-name="WW8Num2">
        <text:list-item>
          <text:p text:style-name="P9"><text:span text:style-name="T8">Participated in Fusion Application functional setup related API and UI development, bug fix and code review</text:span></text:p>
        </text:list-item>
        <text:list-item>
          <text:p text:style-name="P9"><text:span text:style-name="T8">Responsible for designing and developing new internal projects based on Oracle APEX. APEX is a web-based database application development technology and platform</text:span></text:p>
        </text:list-item>
        <text:list-item>
          <text:p text:style-name="P8"><text:span text:style-name="T21">Acted as an interviewer in our group for second round technical interview, focused on basic Java and SQL questions</text:span></text:p>
        </text:list-item>
      </text:list>
      <text:p text:style-name="P1"><text:span text:style-name="T2">项目经历</text:span><text:span text:style-name="T1">：</text:span></text:p>
      <text:list xml:id="list1392242194" text:continue-list="list1656896188" text:style-name="WW8Num1">
        <text:list-item>
          <text:p text:style-name="P4"><text:span text:style-name="T6">功能配置管理系统新需求开发(使用Oracle ADF, Java &amp; Python开发)</text:span><text:span text:style-name="T17"> <text:s text:c="56"/></text:span></text:p>
        </text:list-item>
      </text:list>
      <text:list xml:id="list791197973" text:continue-list="list6674806233143881430" text:style-name="WW8Num2">
        <text:list-item>
          <text:p text:style-name="P8"><text:span text:style-name="T8">功</text:span>能配置管理系统是甲骨文公司所有Fusion应用软件(如SCM, HCM, CRM等)的集成配置平台</text:p>
        </text:list-item>
        <text:list-item>
          <text:p text:style-name="P8"><text:span text:style-name="T17">云端用户管理页面: 使用ADF框架的JSF(JavaServer Faces)组件开发了针对云端用户的简化管理UI</text:span></text:p>
        </text:list-item>
        <text:list-item>
          <text:p text:style-name="P8"><text:span text:style-name="T17">数据缓存功能: 根据CRM产品团队的需求设计并实现了数据缓存功能, 将此功能与原有业务逻辑整合, 使需要额外执行的SQL语句减到最少</text:span></text:p>
        </text:list-item>
        <text:list-item>
          <text:p text:style-name="P8"><text:span text:style-name="T17">编写了对UI页面代码进行扫描检验的Python脚本, 确保其符合Fusion应用软件的一系列标准</text:span></text:p>
        </text:list-item>
      </text:list>
      <text:list xml:id="list804051114" text:continue-list="list1392242194" text:style-name="WW8Num1">
        <text:list-item>
          <text:p text:style-name="P4"><text:span text:style-name="T18">拓扑管理系统新需求开发(使用Oracle ADF &amp; Java开发)</text:span><text:span text:style-name="T17"> <text:s text:c="63"/></text:span></text:p>
        </text:list-item>
      </text:list>
      <text:list xml:id="list2078427201" text:continue-list="list791197973" text:style-name="WW8Num2">
        <text:list-item>
          <text:p text:style-name="P8"><text:span text:style-name="T17">拓扑管理系统的主要功能是维护应用部署后的服务器集群, 应用及模块间的逻辑关系, 并根据这些关系动态地生成端点链接(endpoint URL), 外部系统能够通过调用端点链接来使用Fusion应用提供的网络服务. 目前此系统主要为功能配置管理系统及其他Fusion应用开发部门提供服务, 正在逐步添加对第三方应用的支持</text:span></text:p>
        </text:list-item>
        <text:list-item>
          <text:p text:style-name="P8"><text:span text:style-name="T17">预配置计划功能: 根据用户选择购买的Fusion应用产品及功能, 利用DOM创建预配置计划xml文件. 用户安装FSM时会读取此预配置计划以安装和部署所需的Fusion应用</text:span></text:p>
        </text:list-item>
      </text:list>
      <text:list xml:id="list1515426232" text:continue-list="list804051114" text:style-name="WW8Num1">
        <text:list-item>
          <text:p text:style-name="P4"><text:span text:style-name="T5">发布计划管理系统(项目负责人, 使用Oracle APEX &amp; PL/SQL开发)</text:span> <text:s text:c="57"/></text:p>
        </text:list-item>
      </text:list>
      <text:list xml:id="list971088931" text:continue-list="list2078427201" text:style-name="WW8Num2">
        <text:list-item>
          <text:p text:style-name="P8"><text:span text:style-name="T18">需求</text:span><text:span text:style-name="T17">: 随着Oracle的产品线和产品的不断增长, Fusion发布计划部门希望能够对产品的发布进行有效的战略规划和管理, 提供针对不同国家/地区, 不同行业/市场以及不同竞争者的产品发布计划</text:span></text:p>
        </text:list-item>
        <text:list-item>
          <text:p text:style-name="P8"><text:span text:style-name="T16">设计了系统数据模型及功能模块; 编写了PL/SQL脚本以</text:span><text:span text:style-name="T17">自动</text:span><text:span text:style-name="T16">导入配置数据及用户数据</text:span></text:p>
        </text:list-item>
        <text:list-item>
          <text:p text:style-name="P8"><text:span text:style-name="T16">开发了此系统的主要功能(增查改删及批量导入/导出发布计划; 用户权限管理; 历史管理; 发布版本管理等)</text:span></text:p>
        </text:list-item>
        <text:list-item>
          <text:p text:style-name="P8"><text:span text:style-name="T16">此系统得到了分管副总裁的高度肯定和大力推广; 所有Fusion应用产品线下的产品均已开始使用此系统来进行发布</text:span><text:span text:style-name="T17">管理</text:span><text:span text:style-name="T16">; 目前维持每月一次的产品迭代</text:span></text:p>
        </text:list-item>
      </text:list>
      <text:list xml:id="list574407244" text:continue-list="list1515426232" text:style-name="WW8Num1">
        <text:list-item>
          <text:p text:style-name="P4"><text:span text:style-name="T7">项目资源管理系统(项目负责人, 使用Oracle APEX &amp; PL/SQL开发)</text:span></text:p>
        </text:list-item>
      </text:list>
      <text:list xml:id="list1482017770" text:continue-list="list971088931" text:style-name="WW8Num2">
        <text:list-item>
          <text:p text:style-name="P8"><text:span text:style-name="T18">需求</text:span><text:span text:style-name="T17">: 部门人员分散在加州, 德州, 印度及新西兰, 开发过程中的沟通成本较高, 知识碎片多以分散的Wiki页面及电子邮件形式存在; 产品的发布周期不断缩短, 而原有开发流程中缺乏对项目资源和进度的整体把控</text:span></text:p>
        </text:list-item>
        <text:list-item>
          <text:p text:style-name="P8"><text:span text:style-name="T17">利用前一个APEX项目的经验, 快速开发并上线了一个项目资源管理系统, 整合了原有开发流程中的源代码管理, 代码评阅及Wiki知识页面, 使管理人员能够直观的了解项目整体开发进度及占用的资源. 通过此系统进行的开发讨论及解决方案均会被留档方便以后查阅</text:span></text:p>
        </text:list-item>
      </text:list>
      <text:p text:style-name="P2">教育背景：</text:p>
      <text:list xml:id="list2115783611" text:continue-list="list574407244" text:style-name="WW8Num1">
        <text:list-item>
          <text:p text:style-name="P4"><text:span text:style-name="T3">耶鲁大学 理学硕士</text:span><text:span text:style-name="T6"> <text:s text:c="51"/></text:span><text:span text:style-name="T13">纽黑文, 美国, </text:span><text:span text:style-name="T12">2012年6月</text:span><text:span text:style-name="T10">毕业</text:span></text:p>
        </text:list-item>
      </text:list>
      <text:list xml:id="list151900531" text:continue-list="list1482017770" text:style-name="WW8Num2">
        <text:list-item>
          <text:p text:style-name="P8">主修专业: 电子工程(计算机工程方向)<text:span text:style-name="T8">; </text:span>担任《科学计算》课程助教; <text:span text:style-name="T8">获助教奖学金</text:span></text:p>
        </text:list-item>
      </text:list>
      <text:list xml:id="list2140113008" text:continue-list="list2115783611" text:style-name="WW8Num1">
        <text:list-item>
          <text:p text:style-name="P4"><text:span text:style-name="T3">浙江大学 工学学士</text:span><text:span text:style-name="T8"> <text:s text:c="51"/></text:span><text:span text:style-name="T11">杭州市, 中国, </text:span><text:span text:style-name="T12">2011年6月</text:span><text:span text:style-name="T10">毕业</text:span></text:p>
        </text:list-item>
      </text:list>
      <text:list xml:id="list1034182980" text:continue-list="list151900531" text:style-name="WW8Num2">
        <text:list-item>
          <text:p text:style-name="P8">主修专业: 信息工程(GPA：3.86/4); <text:span text:style-name="T8">学业</text:span>排名前10%; <text:span text:style-name="T8">辅修专业: 公共管理; </text:span>获竺可桢荣誉毕业生证书</text:p>
        </text:list-item>
        <text:list-item>
          <text:p text:style-name="P8"><text:span text:style-name="T15">发表论文: White light interferometry for fast areal surface measurement based on GPGPU <text:s/>Proc. SPIE Vol. 7849</text:span></text:p>
        </text:list-item>
      </text:list>
      <text:p text:style-name="P1"><text:span text:style-name="T2">荣誉及奖励(近期)</text:span><text:span text:style-name="T1">：</text:span></text:p>
      <text:list xml:id="list139167169" text:continue-list="list2140113008" text:style-name="WW8Num1">
        <text:list-item>
          <text:p text:style-name="P4"><text:span text:style-name="T3">耶鲁大学助教奖学金, ETS托福奖学金, 宝钢教育基金会奖学金, </text:span><text:span text:style-name="T6">浙江大学竺可桢荣誉毕业生, </text:span><text:span text:style-name="T3">优秀学生奖学金</text:span><text:span text:style-name="T6">, </text:span><text:span text:style-name="T3">学</text:span><text:soft-page-break/><text:span text:style-name="T3">业优秀奖学金</text:span><text:span text:style-name="T6">, 研究与创新奖学金, </text:span><text:span text:style-name="T3">优秀学生干部</text:span><text:span text:style-name="T6">, </text:span><text:span text:style-name="T3">优秀团干部</text:span><text:span text:style-name="T6">, 优秀团员</text:span><text:span text:style-name="T3">等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size="10.5pt" fo:language="en" fo:country="US" style:letter-kerning="true" style:font-name-asian="SimSun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标题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题注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目录" style:family="paragraph" style:parent-style-name="Standard">
      <style:paragraph-properties text:number-lines="false" text:line-number="0"/>
      <style:text-properties style:font-name-complex="Mangal"/>
    </style:style>
    <style:style style:name="日期" style:family="paragraph" style:parent-style-name="Standard" style:next-style-name="Standard">
      <style:paragraph-properties fo:margin="100%" fo:margin-left="0.0693in" fo:margin-right="0in" fo:text-indent="0in" style:auto-text-indent="false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HTML_20_预设格式" style:display-name="HTML 预设格式" style:family="paragraph" style:parent-style-name="Standard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SimSun" fo:font-size="12pt" style:letter-kerning="true" style:font-size-asian="12pt" style:font-name-complex="SimSun"/>
    </style:style>
    <style:style style:name="批注文字" style:family="paragraph" style:parent-style-name="Standard">
      <style:paragraph-properties fo:text-align="start" style:justify-single-word="false"/>
    </style:style>
    <style:style style:name="批注主题" style:family="paragraph" style:parent-style-name="批注文字" style:next-style-name="批注文字">
      <style:text-properties fo:font-weight="bold" style:font-weight-asian="bold" style:font-weight-complex="bold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框内容" style:family="paragraph" style:parent-style-name="Text_20_body"/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 style:language-asian="zh" style:country-asian="CN" style:font-name-complex="Wingdings" style:font-size-complex="10.5pt"/>
    </style:style>
    <style:style style:name="WW8Num2z0" style:family="text">
      <style:text-properties style:font-name="Wingdings" style:language-asian="zh" style:country-asian="CN" style:font-name-complex="Wingdings"/>
    </style:style>
    <style:style style:name="WW8Num2z1" style:family="text">
      <style:text-properties fo:font-style="normal" fo:font-weight="normal" style:language-asian="zh" style:country-asian="CN" style:font-style-asian="normal" style:font-weight-asian="normal" style:font-style-complex="normal" style:font-weight-complex="norma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style:font-name-complex="Wingdings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WW8Num4z0" style:family="text">
      <style:text-properties style:font-name="Wingdings" style:font-name-complex="Wingdings" style:font-size-complex="10.5pt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7z0" style:family="text">
      <style:text-properties style:font-name="Wingdings" style:font-name-complex="Wingdings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批注引用" style:family="text" style:parent-style-name="默认段落字体">
      <style:text-properties fo:font-size="10.5pt" style:font-size-asian="10.5pt" style:font-size-complex="10.5pt"/>
    </style:style>
    <style:style style:name="trans" style:family="text" style:parent-style-name="默认段落字体"/>
    <style:style style:name="项目符号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398in" fo:text-indent="-0.2917in" fo:margin-left="1.2398in"/>
        </style:list-level-properties>
        <style:text-properties style:font-name="Wingdings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size="12pt" fo:language="none" fo:country="none" fo:font-weight="bold" style:font-size-asian="12pt" style:language-asian="none" style:country-asian="none" style:font-weight-asian="bold"/>
    </style:style>
    <style:style style:name="MP2" style:family="paragraph" style:parent-style-name="Standard">
      <style:text-properties fo:font-size="30pt" fo:font-weight="bold" style:font-size-asian="30pt" style:font-weight-asian="bold" style:font-size-complex="30pt"/>
    </style:style>
    <style:style style:name="MP3" style:family="paragraph" style:parent-style-name="Standard">
      <style:paragraph-properties fo:margin-left="0in" fo:margin-right="0.0173in" fo:text-align="end" style:justify-single-word="false" fo:text-indent="0in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in" fo:margin-right="0.0173in" fo:text-align="end" style:justify-single-word="false" fo:text-indent="0in" style:auto-text-indent="false"/>
    </style:style>
    <style:style style:name="MT1" style:family="text">
      <style:text-properties fo:font-size="10.5pt" fo:font-weight="bold" style:font-size-asian="10.5pt" style:language-asian="zh" style:country-asian="CN" style:font-weight-asian="bold" style:font-size-complex="10.5pt"/>
    </style:style>
    <style:style style:name="MT2" style:family="text">
      <style:text-properties fo:font-weight="bold" style:font-weight-asian="bold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299in" fo:margin-bottom="0.539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0.0728in" svg:y="0.1575in" svg:width="2.1071in" svg:height="0.552in" draw:z-index="1"><draw:text-box><text:p text:style-name="MP2">Li Lin</text:p></draw:text-box></draw:frame><draw:frame draw:style-name="Mfr1" draw:name="Frame2" text:anchor-type="char" svg:x="1.2972in" svg:y="0.1575in" svg:width="2.422in" svg:height="0.8701in" draw:z-index="3"><draw:text-box><text:p text:style-name="Standard"><text:span text:style-name="MT1"/></text:p></draw:text-box></draw:frame></text:p>
        <text:p text:style-name="MP3"/>
        <text:p text:style-name="MP4"><text:span text:style-name="MT2">Mobile: +1(203)444-6132(US)</text:span></text:p>
        <text:p text:style-name="MP4"><text:span text:style-name="MT2">Email: </text:span><text:a xlink:type="simple" xlink:href="mailto:linli.firzen@gmail.com" text:style-name="Internet_20_link" text:visited-style-name="Visited_20_Internet_20_Link"><text:span text:style-name="MT2">linli.firzen@gmail.com</text:span></text:a><text:span text:style-name="MT2"> / linlicmm@163.com</text:span></text:p>
        <text:p text:style-name="MP4"><text:span text:style-name="MT2">Linkedin</text:span><text:span text:style-name="MT2">: www.linkedin.com/pub/li-lin/32/97/773</text:span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ersonal Information</dc:title>
    <meta:initial-creator>Aprilliu</meta:initial-creator>
    <meta:creation-date>2014-03-18T18:04:00</meta:creation-date>
    <dc:date>2014-05-29T16:00:01</dc:date>
    <meta:print-date>2014-02-02T20:09:00</meta:print-date>
    <meta:editing-cycles>3</meta:editing-cycles>
    <meta:editing-duration>PT43M</meta:editing-duration>
    <meta:document-statistic meta:table-count="0" meta:image-count="0" meta:object-count="0" meta:page-count="2" meta:paragraph-count="37" meta:word-count="1291" meta:character-count="2799"/>
    <meta:generator>OpenOffice/4.1.0$Unix OpenOffice.org_project/410m18$Build-9764</meta:generator>
  </office:meta>
</office:document-meta>
</file>